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OManager.DefaultIOManager( boolean initDefa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IOManag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IOManager.DefaultIO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